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4.684cm"/>
    </style:style>
    <style:style style:name="co4" style:family="table-column">
      <style:table-column-properties fo:break-before="auto" style:column-width="11.652cm"/>
    </style:style>
    <style:style style:name="co5" style:family="table-column">
      <style:table-column-properties fo:break-before="auto" style:column-width="16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Link</text:p>
          </table:table-cell>
          <table:table-cell table:style-name="ce3"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CH340G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USB-ICs_WCH-Jiangsu-Qin-Heng-CH340G_C1426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 B socke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span-style-background-color-ff0-USB-span-Connectors_Ckmtw-Shenzhen-Cankemeng-U-USBBR04P-F000_C189733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(0603)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or (0603)</text:p>
          </table:table-cell>
          <table:table-cell office:value-type="string" calcext:value-type="string">
            <text:p>10u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4 p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lcsc.com/product-detail/Screw-terminal_JILN-JL301-50004U01_C150968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3 pin</text:p>
          </table:table-cell>
          <table:table-cell/>
          <table:table-cell office:value-type="string" calcext:value-type="string">
            <text:p>https://lcsc.com/product-detail/Screw-terminal_JILN-JL301-50003U01_C39521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2 pin</text:p>
          </table:table-cell>
          <table:table-cell/>
          <table:table-cell office:value-type="string" calcext:value-type="string">
            <text:p>https://lcsc.com/product-detail/Screw-terminal_JILN-JL301-50002U02_C39521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340P P MOSF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MOSFETs_UMW-Youtai-Semiconductor-Co-Ltd-FDN340P_C34751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358D opa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lcsc.com/product-detail/Operational-Amplifier_IDCHIP-LM358D_C68885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holder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span-style-background-color-ff0-Fuse-span-Holders_Littelfuse-0PTF0078P_C276010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500mA 5x20mm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Fuses_Littelfuse-0217-500MXP_C14279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2A 5x20mm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Fuses_Littelfuse-0218002-MXP_C14270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rity protection diode</text:p>
          </table:table-cell>
          <table:table-cell office:value-type="string" calcext:value-type="string">
            <text:p>40V, 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Schottky-Barrier-Diodes-SBD_Diodes-Incorporated-B140-13-F_C15759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 regulator IFX27001TF V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Infineon-Technologies-IFX27001TF-V50_C15266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V regulator LP2985-33DBV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Texas-Instruments-LP2985-33DBVR_C9541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V regulator LM3480IM3-12/NOPB</text:p>
          </table:table-cell>
          <table:table-cell office:value-type="string" calcext:value-type="string">
            <text:p>12V, 100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Texas-Instruments-LM3480IM3-12-NOPB_C13017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2226-SA-T</text:p>
          </table:table-cell>
          <table:table-cell office:value-type="string" calcext:value-type="string">
            <text:p>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lcsc.com/product-detail/Motor-Driver-ICs_TRINAMIC-Motion-Control-GmbH-TMC2226-SA-T_C70536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 Connector</text:p>
          </table:table-cell>
          <table:table-cell office:value-type="string" calcext:value-type="string">
            <text:p>2 p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lcsc.com/product-detail/Wire-To-Board-Wire-To-Wire-Connector_BOOMELE-Boom-Precision-Elec-C24194_C2419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JST Connec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lcsc.com/product-detail/Wire-To-Board-Wire-To-Wire-Connector_BOOMELE-Boom-Precision-Elec-C24192_C2419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JST Connec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lcsc.com/product-detail/Wire-To-Board-Wire-To-Wire-Connector_BOOMELE-Boom-Precision-Elec-C57141_C5714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 Connector</text:p>
          </table:table-cell>
          <table:table-cell office:value-type="string" calcext:value-type="string">
            <text:p>3 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Wire-To-Board-Wire-To-Wire-Connector_BOOMELE-Boom-Precision-Elec-C95019_C95019.html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2 pin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https://lcsc.com/product-detail/Rectangular-Connectors-Housings_BOOMELE-Boom-Precision-Elec-XHB-2Y_C5710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2 pin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https://lcsc.com/product-detail/Rectangular-Connectors-Housings_BOOMELE-Boom-Precision-Elec-XH-2Y_C8677.html</text:p>
          </table:table-cell>
          <table:table-cell table:number-columns-repeated="2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1:34:18.76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1T11:48:31.445000000</dc:date>
    <meta:editing-duration>PT4H48M29S</meta:editing-duration>
    <meta:editing-cycles>17</meta:editing-cycles>
    <meta:generator>LibreOffice/7.1.0.3$Windows_X86_64 LibreOffice_project/f6099ecf3d29644b5008cc8f48f42f4a40986e4c</meta:generator>
    <meta:document-statistic meta:table-count="1" meta:cell-count="89" meta:object-count="0"/>
  </office:meta>
</office:document-meta>
</file>